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2.3076in" style:use-optimal-column-width="false"/>
    </style:style>
    <style:style style:name="TableColumn3" style:family="table-column">
      <style:table-column-properties style:column-width="4.2694in" style:use-optimal-column-width="false"/>
    </style:style>
    <style:style style:name="TableColumn4" style:family="table-column">
      <style:table-column-properties style:column-width="0.3479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list-style-name="LFO1" style:family="paragraph"/>
    <style:style style:name="P14" style:parent-style-name="TableContents" style:list-style-name="LFO1" style:family="paragraph"/>
    <style:style style:name="P15" style:parent-style-name="TableContents" style:list-style-name="LFO1" style:family="paragraph"/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list-style-name="LFO1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2.7159in" style:use-optimal-column-width="false"/>
    </style:style>
    <style:style style:name="TableColumn48" style:family="table-column">
      <style:table-column-properties style:column-width="3.8604in" style:use-optimal-column-width="false"/>
    </style:style>
    <style:style style:name="TableColumn49" style:family="table-column">
      <style:table-column-properties style:column-width="0.3486in" style:use-optimal-column-width="false"/>
    </style:style>
    <style:style style:name="Table46" style:family="table">
      <style:table-properties style:width="6.925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TableContents" style:list-style-name="LFO2" style:family="paragraph"/>
    <style:style style:name="P70" style:parent-style-name="TableContents" style:list-style-name="LFO2" style:family="paragraph"/>
    <style:style style:name="P71" style:parent-style-name="TableContents" style:list-style-name="LFO2" style:family="paragraph"/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ableContents" style:family="paragraph">
      <style:text-properties fo:color="#6666FF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ableContents" style:family="paragraph">
      <style:text-properties fo:color="#6666FF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ableContents" style:family="paragraph">
      <style:text-properties fo:color="#6666FF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ableContents" style:family="paragraph">
      <style:text-properties fo:color="#6666FF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ableContents" style:family="paragraph">
      <style:text-properties fo:color="#6666FF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ableContents" style:family="paragraph">
      <style:text-properties fo:color="#6666FF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TableContents" style:family="paragraph">
      <style:text-properties fo:color="#6666FF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ableContents" style:family="paragraph">
      <style:text-properties fo:color="#6666FF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ableContents" style:family="paragraph">
      <style:text-properties fo:color="#6666FF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TableContents" style:family="paragraph">
      <style:text-properties fo:color="#6666FF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TableContents" style:family="paragraph">
      <style:paragraph-properties fo:margin-left="0.4923in" fo:text-indent="-0.4923in">
        <style:tab-stops/>
      </style:paragraph-properties>
      <style:text-properties fo:color="#6666FF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ableContents" style:family="paragraph">
      <style:text-properties fo:color="#6666FF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TableContents" style:family="paragraph">
      <style:text-properties fo:color="#6666FF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ableContents" style:family="paragraph">
      <style:paragraph-properties fo:margin-left="0.4923in" fo:text-indent="-0.4923in">
        <style:tab-stops/>
      </style:paragraph-properties>
      <style:text-properties fo:color="#6666FF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ableContents" style:family="paragraph">
      <style:text-properties fo:color="#6666FF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ableContents" style:family="paragraph">
      <style:text-properties fo:color="#6666FF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ableContents" style:family="paragraph">
      <style:paragraph-properties fo:margin-left="0.4923in" fo:text-indent="-0.4923in">
        <style:tab-stops/>
      </style:paragraph-properties>
      <style:text-properties fo:color="#6666FF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TableContents" style:family="paragraph">
      <style:text-properties fo:color="#6666FF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TableContents" style:family="paragraph">
      <style:text-properties fo:color="#6666FF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TableContents" style:family="paragraph">
      <style:paragraph-properties fo:margin-left="0.4923in" fo:text-indent="-0.4923in">
        <style:tab-stops/>
      </style:paragraph-properties>
      <style:text-properties fo:color="#6666FF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ableContents" style:family="paragraph">
      <style:text-properties fo:color="#6666FF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ableContents" style:family="paragraph">
      <style:text-properties fo:color="#6666FF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ableContents" style:family="paragraph">
      <style:paragraph-properties fo:text-align="justify" fo:margin-left="0.4923in" fo:text-indent="-0.4923in">
        <style:tab-stops/>
      </style:paragraph-properties>
      <style:text-properties fo:color="#6666FF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ableContents" style:family="paragraph">
      <style:text-properties fo:color="#6666FF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ableContents" style:family="paragraph">
      <style:text-properties fo:color="#6666FF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ableContents" style:family="paragraph">
      <style:paragraph-properties fo:text-align="justify" fo:margin-left="0.4923in" fo:text-indent="-0.4923in">
        <style:tab-stops/>
      </style:paragraph-properties>
      <style:text-properties fo:color="#6666FF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ableContents" style:family="paragraph">
      <style:text-properties fo:color="#6666FF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ableContents" style:family="paragraph">
      <style:text-properties fo:color="#6666FF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justify" fo:margin-left="0.4923in" fo:text-indent="-0.4923in">
        <style:tab-stops/>
      </style:paragraph-properties>
      <style:text-properties fo:color="#6666FF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text-properties fo:color="#6666FF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color="#6666FF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paragraph-properties fo:text-align="justify" fo:margin-left="0.4923in" fo:text-indent="-0.4923in">
        <style:tab-stops/>
      </style:paragraph-properties>
      <style:text-properties fo:color="#6666FF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ableContents" style:family="paragraph">
      <style:text-properties fo:color="#6666FF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TableContents"/>
          </table:table-cell>
          <table:table-cell table:style-name="TableCell9">
            <text:p text:style-name="TableContents"/>
          </table:table-cell>
        </table:table-row>
        <table:table-row table:style-name="TableRow10">
          <table:table-cell table:style-name="TableCell11">
            <text:p text:style-name="TableContents">Validar la naturaleza de los datos</text:p>
          </table:table-cell>
          <table:table-cell table:style-name="TableCell12">
            <text:list text:style-name="LFO1" text:continue-numbering="true">
              <text:list-item>
                <text:p text:style-name="P13">Si es numero, validar si es entero o flotante.</text:p>
              </text:list-item>
              <text:list-item>
                <text:p text:style-name="P14">Si es cadena <text:s text:c="2"/>la longitud máxima.</text:p>
              </text:list-item>
              <text:list-item>
                <text:p text:style-name="P15">En js, todas las variables hay que convertirlas a números si se<text:s/>quieren hacer calculos con ellas.</text:p>
              </text:list-item>
            </text:list>
          </table:table-cell>
          <table:table-cell table:style-name="TableCell16">
            <text:list text:style-name="LFO1" text:continue-numbering="true">
              <text:list-item>
                <text:p text:style-name="P17"/>
              </text:list-item>
            </text:list>
          </table:table-cell>
        </table:table-row>
        <table:table-row table:style-name="TableRow18">
          <table:table-cell table:style-name="TableCell19">
            <text:p text:style-name="TableContents"/>
          </table:table-cell>
          <table:table-cell table:style-name="TableCell20">
            <text:p text:style-name="TableContents"/>
          </table:table-cell>
          <table:table-cell table:style-name="TableCell21">
            <text:p text:style-name="TableContents"/>
          </table:table-cell>
        </table:table-row>
        <table:table-row table:style-name="TableRow22">
          <table:table-cell table:style-name="TableCell23">
            <text:p text:style-name="TableContents">Revisar la logica de cada función una a una</text:p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</table:table-row>
        <table:table-row table:style-name="TableRow26">
          <table:table-cell table:style-name="TableCell27">
            <text:p text:style-name="TableContents">Colocar break en los for condicionados</text:p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>Cuando se haga prueba de concepto se debe validar que todos los atributos de la prueba están en el servidor</text:p>
          </table:table-cell>
          <table:table-cell table:style-name="TableCell32">
            <text:p text:style-name="TableContents">Es decir si en el<text:s/>prueba de concepto se coloco un id en un html, en el html del servidor se debe agregar también.</text:p>
          </table:table-cell>
          <table:table-cell table:style-name="TableCell33">
            <text:p text:style-name="TableContents"/>
          </table:table-cell>
        </table:table-row>
        <table:table-row table:style-name="TableRow34">
          <table:table-cell table:style-name="TableCell35">
            <text:p text:style-name="TableContents">Las variables en js todas son locales. Cuando se declaran dentro de una function, así se llame inicio.</text:p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</table:table-row>
        <table:table-row table:style-name="TableRow38">
          <table:table-cell table:style-name="TableCell39">
            <text:p text:style-name="TableContents">NombreConsistentes de variables a lo largo del programa</text:p>
          </table:table-cell>
          <table:table-cell table:style-name="TableCell40">
            <text:p text:style-name="TableContents">Esto más que todo en el js, que se deben Re declarar las variables en cada método, se debe procurar utilizar el mismo nombre para el mismo tipo y naturaleza de variables.</text:p>
          </table:table-cell>
          <table:table-cell table:style-name="TableCell41">
            <text:p text:style-name="TableContents"/>
          </table:table-cell>
        </table:table-row>
        <table:table-row table:style-name="TableRow42"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</table:table-row>
      </table:table>
      <text:p text:style-name="Standard"><text:tab/></text:p>
      <text:p text:style-name="Standard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TableContents">Se subieron todos los archivos modificados?</text:p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</table:table-row>
        <table:table-row table:style-name="TableRow54">
          <table:table-cell table:style-name="TableCell55">
            <text:p text:style-name="TableContents">Todos los datos desde<text:s/>formulario son string</text:p>
          </table:table-cell>
          <table:table-cell table:style-name="TableCell56">
            <text:p text:style-name="TableContents">Inclusive los numeros, se deben trabajar como String o si se <text:s/>quiere trabajar como número es necesario una conversión.</text:p>
          </table:table-cell>
          <table:table-cell table:style-name="TableCell57">
            <text:p text:style-name="TableContents"/>
          </table:table-cell>
        </table:table-row>
        <table:table-row table:style-name="TableRow58">
          <table:table-cell table:style-name="TableCell59">
            <text:p text:style-name="TableContents">Las funciones tienen deben <text:s/>retornar valor?</text:p>
          </table:table-cell>
          <table:table-cell table:style-name="TableCell60">
            <text:p text:style-name="TableContents">Tiene la instrucción retur?</text:p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TableContents">Los id en el js hacen referencia a elementos existentes en el html?</text:p>
          </table:table-cell>
          <table:table-cell table:style-name="TableCell64">
            <text:p text:style-name="TableContents">Copiar el id y buscarlo en el html y validar que si corresponda lógicamente con el que se espera</text:p>
          </table:table-cell>
          <table:table-cell table:style-name="TableCell65">
            <text:p text:style-name="TableContents">60</text:p>
          </table:table-cell>
        </table:table-row>
        <table:table-row table:style-name="TableRow66">
          <table:table-cell table:style-name="TableCell67">
            <text:p text:style-name="TableContents">Validar la logica de programacion</text:p>
          </table:table-cell>
          <table:table-cell table:style-name="TableCell68">
            <text:list text:style-name="LFO2" text:continue-numbering="true">
              <text:list-item>
                <text:p text:style-name="P69">Que recibe y que devuelve</text:p>
              </text:list-item>
              <text:list-item>
                <text:p text:style-name="P70">Hacer prueba de escritorio (ambiente simulado si es posible)</text:p>
                <text:list text:continue-numbering="true"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71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72">
            <text:p text:style-name="TableContents">10</text:p>
          </table:table-cell>
        </table:table-row>
        <table:table-row table:style-name="TableRow73">
          <table:table-cell table:style-name="TableCell74">
            <text:p text:style-name="TableContents">¿Todas las variables son inicializadas?</text:p>
          </table:table-cell>
          <table:table-cell table:style-name="TableCell75">
            <text:p text:style-name="TableContents"/>
          </table:table-cell>
          <table:table-cell table:style-name="TableCell76">
            <text:p text:style-name="TableContents">10</text:p>
          </table:table-cell>
        </table:table-row>
        <table:table-row table:style-name="TableRow77">
          <table:table-cell table:style-name="TableCell78">
            <text:p text:style-name="TableContents">No comparar en js false == “false”</text:p>
          </table:table-cell>
          <table:table-cell table:style-name="TableCell79">
            <text:p text:style-name="TableContents">Mejor “false”==”false”</text:p>
          </table:table-cell>
          <table:table-cell table:style-name="TableCell80">
            <text:p text:style-name="TableContents">10</text:p>
          </table:table-cell>
        </table:table-row>
        <table:table-row table:style-name="TableRow81">
          <table:table-cell table:style-name="TableCell82">
            <text:p text:style-name="P83">Hacer submit de un formulario solo con el id del formulario</text:p>
          </table:table-cell>
          <table:table-cell table:style-name="TableCell84">
            <text:p text:style-name="P85"/>
          </table:table-cell>
          <table:table-cell table:style-name="TableCell86">
            <text:p text:style-name="P87">60</text:p>
          </table:table-cell>
        </table:table-row>
        <table:table-row table:style-name="TableRow88">
          <table:table-cell table:style-name="TableCell89">
            <text:p text:style-name="P90">No utilizar variables globales</text:p>
          </table:table-cell>
          <table:table-cell table:style-name="TableCell91">
            <text:p text:style-name="P92"/>
          </table:table-cell>
          <table:table-cell table:style-name="TableCell93">
            <text:p text:style-name="P94">60</text:p>
          </table:table-cell>
        </table:table-row>
        <table:table-row table:style-name="TableRow95">
          <table:table-cell table:style-name="TableCell96">
            <text:p text:style-name="P97">Todo contador o acumulador debe inicializar al<text:s/>inicio de la ejecución de la función donde se ejecuta</text:p>
          </table:table-cell>
          <table:table-cell table:style-name="TableCell98">
            <text:p text:style-name="P99">|</text:p>
          </table:table-cell>
          <table:table-cell table:style-name="TableCell100">
            <text:p text:style-name="P101">60</text:p>
          </table:table-cell>
        </table:table-row>
        <text:soft-page-break/>
        <table:table-row table:style-name="TableRow102">
          <table:table-cell table:style-name="TableCell103">
            <text:p text:style-name="P104">Para toda función js hacer prueba de concepto.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60</text:p>
          </table:table-cell>
        </table:table-row>
        <table:table-row table:style-name="TableRow109">
          <table:table-cell table:style-name="TableCell110">
            <text:p text:style-name="P111">Realizar prueba de escritorio lógico de la ruta critica de un proceso</text:p>
          </table:table-cell>
          <table:table-cell table:style-name="TableCell112">
            <text:p text:style-name="P113">Es decir, tomar todas las variables involucradas y condiciones y<text:s/>ejecutarlas con valores reales. Esto sucedió en la validación si los datos del tercero eran obligatorios o no , la variable que se encargaba de esto, nunca se actualizo.<text:s/></text:p>
          </table:table-cell>
          <table:table-cell table:style-name="TableCell114">
            <text:p text:style-name="P115">90</text:p>
          </table:table-cell>
        </table:table-row>
        <table:table-row table:style-name="TableRow116">
          <table:table-cell table:style-name="TableCell117">
            <text:p text:style-name="P118">Se requiere un diagrama de estado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80</text:p>
          </table:table-cell>
        </table:table-row>
        <table:table-row table:style-name="TableRow123">
          <table:table-cell table:style-name="TableCell124">
            <text:p text:style-name="P125">Evitar esta asignación <text:s/>a+=b</text:p>
          </table:table-cell>
          <table:table-cell table:style-name="TableCell126">
            <text:p text:style-name="P127">Mejor<text:s/>utilizar a=a+b;</text:p>
          </table:table-cell>
          <table:table-cell table:style-name="TableCell128">
            <text:p text:style-name="P129">50</text:p>
          </table:table-cell>
        </table:table-row>
        <table:table-row table:style-name="TableRow130">
          <table:table-cell table:style-name="TableCell131">
            <text:p text:style-name="P132">Los métodos Ajax, se debe validar si deben ser azyncronas o zyncronas</text:p>
          </table:table-cell>
          <table:table-cell table:style-name="TableCell133">
            <text:p text:style-name="P134">Si una función debe ser azincrona, no debe devolver resultado , por que el flujo después que se ejecute esa función, continua en otro hilo</text:p>
          </table:table-cell>
          <table:table-cell table:style-name="TableCell135">
            <text:p text:style-name="P136">80</text:p>
          </table:table-cell>
        </table:table-row>
        <table:table-row table:style-name="TableRow137">
          <table:table-cell table:style-name="TableCell138">
            <text:p text:style-name="P139">Programar por bloques<text:s/>funcionales</text:p>
          </table:table-cell>
          <table:table-cell table:style-name="TableCell140">
            <text:p text:style-name="P141">Es decir dividir la funcionalidad en varias partes y probar cada una de las partes terminada</text:p>
          </table:table-cell>
          <table:table-cell table:style-name="TableCell142">
            <text:p text:style-name="P143">80</text:p>
          </table:table-cell>
        </table:table-row>
        <table:table-row table:style-name="TableRow144">
          <table:table-cell table:style-name="TableCell145">
            <text:p text:style-name="P146">Error de sintaxis</text:p>
          </table:table-cell>
          <table:table-cell table:style-name="TableCell147">
            <text:p text:style-name="P148">Había una cadena que no se cerro “hola ” se coloco como hola”. Comparar línea a línea contra el head<text:s/>revisión</text:p>
          </table:table-cell>
          <table:table-cell table:style-name="TableCell149">
            <text:p text:style-name="P150">60</text:p>
          </table:table-cell>
        </table:table-row>
        <table:table-row table:style-name="TableRow151">
          <table:table-cell table:style-name="TableCell152">
            <text:p text:style-name="P153">Validar __jquery <text:s/>que no es con un solo palito _jquery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8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cha rocha guerrero</dc:creator>
    <meta:creation-date>2017-01-23T10:08:00Z</meta:creation-date>
    <dc:date>2017-09-09T19:18:00Z</dc:date>
    <meta:template xlink:href="Normal.dotm" xlink:type="simple"/>
    <meta:editing-cycles>73</meta:editing-cycles>
    <meta:editing-duration>PT188100S</meta:editing-duration>
    <meta:document-statistic meta:page-count="2" meta:paragraph-count="5" meta:word-count="426" meta:character-count="2764" meta:row-count="19" meta:non-whitespace-character-count="2343"/>
  </office:meta>
</office:document-meta>
</file>